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480" officeooo:paragraph-rsid="00174480"/>
    </style:style>
    <style:style style:name="P2" style:family="paragraph" style:parent-style-name="Standard">
      <style:text-properties officeooo:rsid="0019ef09" officeooo:paragraph-rsid="00174480"/>
    </style:style>
    <style:style style:name="P3" style:family="paragraph" style:parent-style-name="Standard">
      <style:text-properties officeooo:rsid="0019ef09" officeooo:paragraph-rsid="0019ef09"/>
    </style:style>
    <style:style style:name="P4" style:family="paragraph" style:parent-style-name="Standard">
      <style:text-properties officeooo:rsid="001a1fd6" officeooo:paragraph-rsid="001a1fd6"/>
    </style:style>
    <style:style style:name="P5" style:family="paragraph" style:parent-style-name="Standard">
      <style:text-properties officeooo:rsid="001d4c6b" officeooo:paragraph-rsid="001d4c6b"/>
    </style:style>
    <style:style style:name="P6" style:family="paragraph" style:parent-style-name="Standard">
      <style:text-properties officeooo:rsid="001be381" officeooo:paragraph-rsid="001be381"/>
    </style:style>
    <style:style style:name="P7" style:family="paragraph" style:parent-style-name="Standard">
      <style:text-properties officeooo:rsid="001f4e35" officeooo:paragraph-rsid="001f4e35"/>
    </style:style>
    <style:style style:name="P8" style:family="paragraph" style:parent-style-name="Standard">
      <style:text-properties officeooo:rsid="001f7e5b" officeooo:paragraph-rsid="001f7e5b"/>
    </style:style>
    <style:style style:name="P9" style:family="paragraph" style:parent-style-name="Standard">
      <style:text-properties officeooo:rsid="00214cdc" officeooo:paragraph-rsid="00214cdc"/>
    </style:style>
    <style:style style:name="P10" style:family="paragraph" style:parent-style-name="Standard">
      <style:text-properties officeooo:rsid="002323c6" officeooo:paragraph-rsid="002323c6"/>
    </style:style>
    <style:style style:name="P11" style:family="paragraph" style:parent-style-name="Standard">
      <style:text-properties officeooo:rsid="002466b3" officeooo:paragraph-rsid="002466b3"/>
    </style:style>
    <style:style style:name="P12" style:family="paragraph" style:parent-style-name="Standard">
      <style:text-properties officeooo:rsid="0024dc7b" officeooo:paragraph-rsid="0024dc7b"/>
    </style:style>
    <style:style style:name="P13" style:family="paragraph" style:parent-style-name="Standard">
      <style:text-properties officeooo:rsid="00257a02" officeooo:paragraph-rsid="00257a02"/>
    </style:style>
    <style:style style:name="P14" style:family="paragraph" style:parent-style-name="Standard">
      <style:text-properties officeooo:rsid="0026525c" officeooo:paragraph-rsid="0026525c"/>
    </style:style>
    <style:style style:name="T1" style:family="text">
      <style:text-properties officeooo:rsid="0018704a"/>
    </style:style>
    <style:style style:name="T2" style:family="text">
      <style:text-properties officeooo:rsid="001c89f2"/>
    </style:style>
    <style:style style:name="T3" style:family="text">
      <style:text-properties officeooo:rsid="001ed53f"/>
    </style:style>
    <style:style style:name="T4" style:family="text">
      <style:text-properties officeooo:rsid="0024d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S ::</text:p>
      <text:p text:style-name="P1"/>
      <text:p text:style-name="P1">ETHREG_TOOL:<text:span text:style-name="T1">(Porting to ecos )</text:span></text:p>
      <text:p text:style-name="P1">26-DEC-17 <text:s/>TO <text:s/><text:span text:style-name="T1">28-dec -17 </text:span></text:p>
      <text:p text:style-name="P2"><text:s/></text:p>
      <text:p text:style-name="P3">29-DEC-17 (porting has some problems )</text:p>
      <text:p text:style-name="P3">1 -JAN-18 (fixed)</text:p>
      <text:p text:style-name="P3">2-JAN-18 :</text:p>
      <text:p text:style-name="P3">BSP Related files compilation </text:p>
      <text:p text:style-name="P3">3-JAN-18</text:p>
      <text:p text:style-name="P3">fixing the compilation problems in that BSP</text:p>
      <text:p text:style-name="P4">4-JAN-18</text:p>
      <text:p text:style-name="P4">Started testing the files <text:span text:style-name="T2">(5 files complited)</text:span></text:p>
      <text:p text:style-name="P6">5 -JAN-18</text:p>
      <text:p text:style-name="P5">15 completed </text:p>
      <text:p text:style-name="P5"><text:span text:style-name="T3">8</text:span>-JAN-18</text:p>
      <text:p text:style-name="P5">Five files are left (they have while(1));</text:p>
      <text:p text:style-name="P7">9-JAN-18</text:p>
      <text:p text:style-name="P7">ethreg porting </text:p>
      <text:p text:style-name="P7">10-JAN -18</text:p>
      <text:p text:style-name="P7">ethreg porting</text:p>
      <text:p text:style-name="P8">11-JAN-18 to 12-JAN- 18</text:p>
      <text:p text:style-name="P8">test files report </text:p>
      <text:p text:style-name="P9">16-JAN-Absent </text:p>
      <text:p text:style-name="P10">17-JAN -Networking related files testing </text:p>
      <text:p text:style-name="P11">18-JAN-eThreg (PHY)</text:p>
      <text:p text:style-name="P11">19-JAN-ethreg(PHY)</text:p>
      <text:p text:style-name="P11">22-JAN- HW-ACL</text:p>
      <text:p text:style-name="P12">23-JAN-ethreg-testing </text:p>
      <text:p text:style-name="P12">24-JAN- acl files compilation </text:p>
      <text:p text:style-name="P12">25-JAN- testing the acl </text:p>
      <text:p text:style-name="P12">29-JAN- checking the acl support in lsdk</text:p>
      <text:p text:style-name="P13">30-JAN-COMPILATION OF LINUX WITH ACL</text:p>
      <text:p text:style-name="P13">31-JAN-<text:bookmark text:name="TechGrid_ctl00_ctl08_TGRemarks"/> A<text:span text:style-name="T4">nalyzing the RTC interface support in eco</text:span></text:p>
      <text:p text:style-name="P14">1-FEB- RTC support in Hardware description chechinkg the registers related to RTC</text:p>
      <text:p text:style-name="P14">2-FEB-CPULOAD time analysing the code </text:p>
      <text:p text:style-name="P14">5 -FEB- CPULOAD time testing </text:p>
      <text:p text:style-name="P14">6-FEB- memory files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6:59:23.993450503</meta:creation-date>
    <dc:date>2018-02-07T15:52:33.255145996</dc:date>
    <meta:editing-duration>P7DT23H38M43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133" meta:character-count="905" meta:non-whitespace-character-count="793"/>
  </office:meta>
</office:document-meta>
</file>